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LiberationSans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berationSans" style:family="paragraph">
      <style:text-properties fo:font-weight="bold" style:font-weight-asian="bold" style:font-weight-complex="bold"/>
    </style:style>
    <style:style style:name="P4" style:parent-style-name="LiberationSans" style:family="paragraph">
      <style:text-properties fo:font-weight="bold" style:font-weight-asian="bold" style:font-weight-complex="bold"/>
    </style:style>
    <style:style style:name="P5" style:parent-style-name="LiberationSans" style:family="paragraph">
      <style:text-properties fo:font-weight="bold" style:font-weight-asian="bold" style:font-weight-complex="bold"/>
    </style:style>
    <style:style style:name="P6" style:parent-style-name="LiberationSans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raig Harris</text:p>
      <text:p text:style-name="LiberationSans"><text:a xlink:href="mailto:harricra@oregonstate.edu" office:target-frame-name="_top" xlink:show="replace"><text:span text:style-name="T2">harricra@oregonstate.edu</text:span></text:a></text:p>
      <text:p text:style-name="P3">Project 1:<text:s/>Draw Something Cool in 3D!</text:p>
      <text:p text:style-name="P4"/>
      <text:p text:style-name="P5"/>
      <text:p text:style-name="P6">Description:</text:p>
      <text:p text:style-name="LiberationSan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berationSans" style:display-name="Liberation Sans" style:family="paragraph" style:parent-style-name="PreformattedTex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raig Harris</dc:creator>
    <meta:creation-date>2023-10-07T20:39:00Z</meta:creation-date>
    <dc:date>2023-10-07T20:41:00Z</dc:date>
    <meta:print-date>2023-04-08T15:19:00Z</meta:print-date>
    <meta:template xlink:href="Normal.dotm" xlink:type="simple"/>
    <meta:editing-cycles>10</meta:editing-cycles>
    <meta:editing-duration>PT2400S</meta:editing-duration>
    <meta:document-statistic meta:page-count="1" meta:paragraph-count="1" meta:word-count="21" meta:character-count="141" meta:row-count="1" meta:non-whitespace-character-count="121"/>
  </office:meta>
</office:document-meta>
</file>